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Text_20_body">
      <style:paragraph-properties fo:text-align="start" style:justify-single-word="false"/>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9, EECS 397/600: DARPA Robotics Challenge</text:p>
      <text:p text:style-name="P1">Designing Libraries and Action Servers</text:p>
      <text:p text:style-name="P1">due Tuesday, November 11</text:p>
      <text:p text:style-name="P1"/>
      <text:p text:style-name="P4">Refer to the documents in the class repository on making libraries and designing action servers.</text:p>
      <text:p text:style-name="Text_20_body"/>
      <text:p text:style-name="Text_20_body">Design your own library and write an example node that uses this library. <text:s/>In your problem-set submission, describe the intent of your library and provide screen shots illustrating its successful use. This does not have to be complex, but try to make it interesting--and related to Atlas (something we might be able to use in the future, likely with further work).</text:p>
      <text:p text:style-name="Text_20_body"/>
      <text:p text:style-name="Text_20_body">Design your own action server and write an example node with an action client that uses this server. Again, describe your intent and provide screen shots illustrating your successful use of your action server. </text:p>
      <text:p text:style-name="Text_20_body"/>
      <text:p text:style-name="Text_20_body">Zip up your entire packages (the catkin/src only) and upload these along with your solutio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yatt Newman</meta:initial-creator>
    <meta:creation-date>2014-09-22T16:42:48</meta:creation-date>
    <dc:date>2014-11-11T17:09:55</dc:date>
    <dc:creator>Wyatt Newman</dc:creator>
    <meta:editing-duration>PT22M34S</meta:editing-duration>
    <meta:editing-cycles>7</meta:editing-cycles>
    <meta:generator>LibreOffice/3.5$Linux_X86_64 LibreOffice_project/350m1$Build-2</meta:generator>
    <meta:document-statistic meta:table-count="0" meta:image-count="0" meta:object-count="0" meta:page-count="1" meta:paragraph-count="7" meta:word-count="142" meta:character-count="876" meta:non-whitespace-character-count="740"/>
  </office:meta>
</office:document-meta>
</file>